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1d2" officeooo:paragraph-rsid="001ce1d2"/>
    </style:style>
    <style:style style:name="P2" style:family="paragraph" style:parent-style-name="Standard">
      <style:text-properties officeooo:rsid="001ce1d2" officeooo:paragraph-rsid="001d528f"/>
    </style:style>
    <style:style style:name="P3" style:family="paragraph" style:parent-style-name="Standard">
      <style:text-properties officeooo:rsid="001ce1d2" officeooo:paragraph-rsid="001eff81"/>
    </style:style>
    <style:style style:name="P4" style:family="paragraph" style:parent-style-name="Standard">
      <style:text-properties officeooo:rsid="001eff81" officeooo:paragraph-rsid="001eff81"/>
    </style:style>
    <style:style style:name="P5" style:family="paragraph" style:parent-style-name="Standard">
      <style:text-properties fo:language="uk" fo:country="UA"/>
    </style:style>
    <style:style style:name="P6" style:family="paragraph" style:parent-style-name="Standard">
      <style:text-properties officeooo:rsid="0020d37b" officeooo:paragraph-rsid="0020d37b"/>
    </style:style>
    <style:style style:name="T1" style:family="text">
      <style:text-properties fo:language="uk" fo:country="UA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../../../../..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These are common Git commands used in various situations:</text:p>
      <text:p text:style-name="P6"/>
      <text:p text:style-name="P6">start a working area (see also: git help tutorial)</text:p>
      <text:p text:style-name="P6"><text:s text:c="3"/>clone <text:s text:c="5"/>Clone a repository into a new directory</text:p>
      <text:p text:style-name="P6"><text:s text:c="3"/>init <text:s text:c="6"/>Create an empty Git repository or reinitialize an existing one</text:p>
      <text:p text:style-name="P6"/>
      <text:p text:style-name="P6">work on the current change (see also: git help everyday)</text:p>
      <text:p text:style-name="P6"><text:s text:c="3"/>add <text:s text:c="7"/>Add file contents to the index</text:p>
      <text:p text:style-name="P6"><text:s text:c="3"/>mv <text:s text:c="8"/>Move or rename a file, a directory, or a symlink</text:p>
      <text:p text:style-name="P6"><text:s text:c="3"/>reset <text:s text:c="5"/>Reset current HEAD to the specified state</text:p>
      <text:p text:style-name="P6"><text:s text:c="3"/>rm <text:s text:c="8"/>Remove files from the working tree and from the index</text:p>
      <text:p text:style-name="P6"/>
      <text:p text:style-name="P6">examine the history and state (see also: git help revisions)</text:p>
      <text:p text:style-name="P6"><text:s text:c="3"/>bisect <text:s text:c="4"/>Use binary search to find the commit that introduced a bug</text:p>
      <text:p text:style-name="P6"><text:s text:c="3"/>grep <text:s text:c="6"/>Print lines matching a pattern</text:p>
      <text:p text:style-name="P6"><text:s text:c="3"/>log <text:s text:c="7"/>Show commit logs</text:p>
      <text:p text:style-name="P6"><text:s text:c="3"/>show <text:s text:c="6"/>Show various types of objects</text:p>
      <text:p text:style-name="P6"><text:s text:c="3"/>status <text:s text:c="4"/>Show the working tree status</text:p>
      <text:p text:style-name="P6"/>
      <text:p text:style-name="P6">grow, mark and tweak your common history</text:p>
      <text:p text:style-name="P6"><text:s text:c="3"/>branch <text:s text:c="4"/>List, create, or delete branches</text:p>
      <text:p text:style-name="P6"><text:s text:c="3"/>checkout <text:s text:c="2"/>Switch branches or restore working tree files</text:p>
      <text:p text:style-name="P6"><text:s text:c="3"/>commit <text:s text:c="4"/>Record changes to the repository</text:p>
      <text:p text:style-name="P6"><text:s text:c="3"/>diff <text:s text:c="6"/>Show changes between commits, commit and working tree, etc</text:p>
      <text:p text:style-name="P6"><text:s text:c="3"/>merge <text:s text:c="5"/>Join two or more development histories together</text:p>
      <text:p text:style-name="P6"><text:s text:c="3"/>rebase <text:s text:c="4"/>Reapply commits on top of another base tip</text:p>
      <text:p text:style-name="P6"><text:s text:c="3"/>tag <text:s text:c="7"/>Create, list, delete or verify a tag object signed with GPG</text:p>
      <text:p text:style-name="P6"/>
      <text:p text:style-name="P6">collaborate (see also: git help workflows)</text:p>
      <text:p text:style-name="P6"><text:s text:c="3"/>fetch <text:s text:c="5"/>Download objects and refs from another repository</text:p>
      <text:p text:style-name="P6"><text:s text:c="3"/>pull <text:s text:c="6"/>Fetch from and integrate with another repository or a local branch</text:p>
      <text:p text:style-name="P6"><text:s text:c="3"/>push <text:s text:c="6"/>Update remote refs along with associated objects</text:p>
      <text:p text:style-name="P6"/>
      <text:p text:style-name="P6">'git help -a' and 'git help -g' list available subcommands and some</text:p>
      <text:p text:style-name="P6">concept guides. See 'git help &lt;command&gt;' or 'git help &lt;concept&gt;'</text:p>
      <text:p text:style-name="P6">to read about a specific subcommand or concept.</text:p>
      <text:p text:style-name="P2"/>
      <text:p text:style-name="P2"/>
      <text:p text:style-name="P2"/>
      <text:p text:style-name="P2">Config file location</text:p>
      <text:p text:style-name="P2"><text:s text:c="4"/>--global <text:s text:c="13"/>use global config file</text:p>
      <text:p text:style-name="P2"><text:s text:c="4"/>--system <text:s text:c="13"/>use system config file</text:p>
      <text:p text:style-name="P2"><text:s text:c="4"/>--local <text:s text:c="14"/>use repository config file</text:p>
      <text:p text:style-name="P2"><text:s text:c="4"/>-f, --file &lt;file&gt; <text:s text:c="4"/>use given config file</text:p>
      <text:p text:style-name="P2"><text:s text:c="4"/>--blob &lt;blob-id&gt; <text:s text:c="5"/>read config from given blob object</text:p>
      <text:p text:style-name="P2"/>
      <text:p text:style-name="P2">Action</text:p>
      <text:p text:style-name="P2"><text:s text:c="4"/>--get <text:s text:c="16"/>get value: name [value-regex]</text:p>
      <text:p text:style-name="P2"><text:s text:c="4"/>--get-all <text:s text:c="12"/>get all values: key [value-regex]</text:p>
      <text:p text:style-name="P2"><text:s text:c="4"/>--get-regexp <text:s text:c="9"/>get values for regexp: name-regex [value-regex]</text:p>
      <text:p text:style-name="P2"><text:s text:c="4"/>--get-urlmatch <text:s text:c="7"/>get value specific for the URL: section[.var] URL</text:p>
      <text:p text:style-name="P2"><text:soft-page-break/><text:s text:c="4"/>--replace-all <text:s text:c="8"/>replace all matching variables: name value [value_regex]</text:p>
      <text:p text:style-name="P2"><text:s text:c="4"/>--add <text:s text:c="16"/>add a new variable: name value</text:p>
      <text:p text:style-name="P2"><text:s text:c="4"/>--unset <text:s text:c="14"/>remove a variable: name [value-regex]</text:p>
      <text:p text:style-name="P2"><text:s text:c="4"/>--unset-all <text:s text:c="10"/>remove all matches: name [value-regex]</text:p>
      <text:p text:style-name="P2"><text:s text:c="4"/>--rename-section <text:s text:c="5"/>rename section: old-name new-name</text:p>
      <text:p text:style-name="P2"><text:s text:c="4"/>--remove-section <text:s text:c="5"/>remove a section: name</text:p>
      <text:p text:style-name="P2"><text:s text:c="4"/>-l, --list <text:s text:c="11"/>list all</text:p>
      <text:p text:style-name="P2"><text:s text:c="4"/>-e, --edit <text:s text:c="11"/>open an editor</text:p>
      <text:p text:style-name="P2"><text:s text:c="4"/>--get-color <text:s text:c="10"/>find the color configured: slot [default]</text:p>
      <text:p text:style-name="P2"><text:s text:c="4"/>--get-colorbool <text:s text:c="6"/>find the color setting: slot [stdout-is-tty]</text:p>
      <text:p text:style-name="P2"/>
      <text:p text:style-name="P2">Type</text:p>
      <text:p text:style-name="P2"><text:s text:c="4"/>--bool <text:s text:c="15"/>value is "true" or "false"</text:p>
      <text:p text:style-name="P2"><text:s text:c="4"/>--int <text:s text:c="16"/>value is decimal number</text:p>
      <text:p text:style-name="P2"><text:s text:c="4"/>--bool-or-int <text:s text:c="8"/>value is --bool or --int</text:p>
      <text:p text:style-name="P2"><text:s text:c="4"/>--path <text:s text:c="15"/>value is a path (file or directory name)</text:p>
      <text:p text:style-name="P2"/>
      <text:p text:style-name="P2">Other</text:p>
      <text:p text:style-name="P2"><text:s text:c="4"/>-z, --null <text:s text:c="11"/>terminate values with NUL byte</text:p>
      <text:p text:style-name="P2"><text:s text:c="4"/>--name-only <text:s text:c="10"/>show variable names only</text:p>
      <text:p text:style-name="P2"><text:s text:c="4"/>--includes <text:s text:c="11"/>respect include directives on lookup</text:p>
      <text:p text:style-name="P2"><text:s text:c="4"/>--show-origin <text:s text:c="8"/>show origin of config (file, standard input, blob, command line)</text:p>
      <text:p text:style-name="P2"/>
      <text:p text:style-name="P2"/>
      <text:p text:style-name="P2"/>
      <text:p text:style-name="P4"/>
      <text:p text:style-name="P4"/>
      <text:p text:style-name="P4"/>
      <text:section text:style-name="Sect1" text:name="gt-c">
        <text:section text:style-name="Sect1" text:name="gt-form-c">
          <text:p text:style-name="P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4S</meta:editing-duration>
    <meta:editing-cycles>3</meta:editing-cycles>
    <meta:generator>LibreOffice/5.2.3.3$Windows_X86_64 LibreOffice_project/d54a8868f08a7b39642414cf2c8ef2f228f780cf</meta:generator>
    <dc:date>2017-03-06T13:59:21.115000000</dc:date>
    <meta:document-statistic meta:table-count="0" meta:image-count="0" meta:object-count="0" meta:page-count="2" meta:paragraph-count="61" meta:word-count="465" meta:character-count="3299" meta:non-whitespace-character-count="2355"/>
    <meta:user-defined meta:name="Info 1"/>
    <meta:user-defined meta:name="Info 2"/>
    <meta:user-defined meta:name="Info 3"/>
    <meta:user-defined meta:name="Info 4"/>
  </office:meta>
</office:document-meta>
</file>